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312A37DA7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139cm" svg:y="0.476cm" svg:width="16.722cm" svg:height="20.796cm" draw:z-index="0"><draw:image xlink:href="Pictures/100000000000027800000312A37DA7F5.png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00:33.080000000</meta:creation-date>
    <dc:date>2020-05-08T15:02:44.619000000</dc:date>
    <meta:editing-duration>PT2M12S</meta:editing-duration>
    <meta:editing-cycles>1</meta:editing-cycles>
    <meta:document-statistic meta:table-count="0" meta:image-count="1" meta:object-count="0" meta:page-count="1" meta:paragraph-count="1" meta:word-count="0" meta:character-count="2" meta:non-whitespace-character-count="0"/>
    <meta:generator>LibreOffice/5.0.1.2$Windows_x86 LibreOffice_project/81898c9f5c0d43f3473ba111d7b351050be20261</meta:generator>
  </office:meta>
</office:document-meta>
</file>